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a261d" officeooo:paragraph-rsid="000a261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a261d" officeooo:paragraph-rsid="000a261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UTPUT</text:p>
      <text:p text:style-name="P1">MENU</text:p>
      <text:p text:style-name="P1">1. Insert</text:p>
      <text:p text:style-name="P1">2. Delete</text:p>
      <text:p text:style-name="P1">3. Display</text:p>
      <text:p text:style-name="P1">4. Exit</text:p>
      <text:p text:style-name="P1">Enter your choice: 1</text:p>
      <text:p text:style-name="P1">Enter the value to be inserted: 5</text:p>
      <text:p text:style-name="P1"/>
      <text:p text:style-name="P1">Inserted Successfully!!!</text:p>
      <text:p text:style-name="P1"/>
      <text:p text:style-name="P1">1. Insert</text:p>
      <text:p text:style-name="P1">2. Delete</text:p>
      <text:p text:style-name="P1">3. Display</text:p>
      <text:p text:style-name="P1">4. Exit</text:p>
      <text:p text:style-name="P1">Enter your choice: 1</text:p>
      <text:p text:style-name="P1">Enter the value to be inserted: 6</text:p>
      <text:p text:style-name="P1"/>
      <text:p text:style-name="P1">Inserted Successfully!!!</text:p>
      <text:p text:style-name="P1"/>
      <text:p text:style-name="P1">1. Insert</text:p>
      <text:p text:style-name="P1">2. Delete</text:p>
      <text:p text:style-name="P1">3. Display</text:p>
      <text:p text:style-name="P1">4. Exit</text:p>
      <text:p text:style-name="P1">Enter your choice: 1</text:p>
      <text:p text:style-name="P1">Enter the value to be inserted: 7</text:p>
      <text:p text:style-name="P1"/>
      <text:p text:style-name="P1">Inserted Successfully!!!</text:p>
      <text:p text:style-name="P1"/>
      <text:p text:style-name="P1">1. Insert</text:p>
      <text:p text:style-name="P1">2. Delete</text:p>
      <text:p text:style-name="P1">3. Display</text:p>
      <text:p text:style-name="P1">4. Exit</text:p>
      <text:p text:style-name="P1">Enter your choice: 1</text:p>
      <text:p text:style-name="P1">Enter the value to be inserted: 8</text:p>
      <text:p text:style-name="P1"/>
      <text:p text:style-name="P1">Inserted Successfully!!!</text:p>
      <text:p text:style-name="P1"/>
      <text:p text:style-name="P1">1. Insert</text:p>
      <text:p text:style-name="P1">2. Delete</text:p>
      <text:p text:style-name="P1">3. Display</text:p>
      <text:p text:style-name="P1">4. Exit</text:p>
      <text:p text:style-name="P1">Enter your choice: 3</text:p>
      <text:p text:style-name="P1">5 <text:s/>6 <text:s/>7 <text:s/>8 </text:p>
      <text:p text:style-name="P1"/>
      <text:p text:style-name="P1">1. Insert</text:p>
      <text:p text:style-name="P1">2. Delete</text:p>
      <text:p text:style-name="P1">3. Display</text:p>
      <text:p text:style-name="P1">4. Exit</text:p>
      <text:p text:style-name="P1">Enter your choice: 2</text:p>
      <text:p text:style-name="P1"/>
      <text:p text:style-name="P1">Deleted element is 5</text:p>
      <text:p text:style-name="P1"><text:soft-page-break/></text:p>
      <text:p text:style-name="P1">1. Insert</text:p>
      <text:p text:style-name="P1">2. Delete</text:p>
      <text:p text:style-name="P1">3. Display</text:p>
      <text:p text:style-name="P1">4. Exit</text:p>
      <text:p text:style-name="P1">Enter your choice: 2</text:p>
      <text:p text:style-name="P1"/>
      <text:p text:style-name="P1">Deleted element is 6</text:p>
      <text:p text:style-name="P1"/>
      <text:p text:style-name="P1">1. Insert</text:p>
      <text:p text:style-name="P1">2. Delete</text:p>
      <text:p text:style-name="P1">3. Display</text:p>
      <text:p text:style-name="P1">4. Exit</text:p>
      <text:p text:style-name="P1">Enter your choice: 3</text:p>
      <text:p text:style-name="P1">7 <text:s/>8 </text:p>
      <text:p text:style-name="P1"/>
      <text:p text:style-name="P1">1. Insert</text:p>
      <text:p text:style-name="P1">2. Delete</text:p>
      <text:p text:style-name="P1">3. Display</text:p>
      <text:p text:style-name="P1">4. Exit</text:p>
      <text:p text:style-name="P1">Enter your choice: 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21:15:58.068421638</meta:creation-date>
    <dc:date>2020-11-16T21:16:58.680660034</dc:date>
    <meta:editing-duration>PT1M1S</meta:editing-duration>
    <meta:editing-cycles>1</meta:editing-cycles>
    <meta:document-statistic meta:table-count="0" meta:image-count="0" meta:object-count="0" meta:page-count="2" meta:paragraph-count="59" meta:word-count="160" meta:character-count="789" meta:non-whitespace-character-count="682"/>
    <meta:generator>LibreOffice/6.4.6.2$Linux_X86_64 LibreOffice_project/40$Build-2</meta:generator>
  </office:meta>
</office:document-meta>
</file>